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0, 2021 (10:09:2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0T14:09:31Z</meta:creation-date>
    <dc:date>2021-06-20T14:09:31Z</dc:date>
    <meta:user-defined meta:name="date" meta:value-type="string">June  20, 2021 (10:09:2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